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c426" officeooo:paragraph-rsid="0015c426"/>
    </style:style>
    <style:style style:name="P2" style:family="paragraph" style:parent-style-name="Standard">
      <style:paragraph-properties fo:text-align="start" style:justify-single-word="false"/>
      <style:text-properties officeooo:rsid="0015c426" officeooo:paragraph-rsid="0015c426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5c426" officeooo:paragraph-rsid="0015c426"/>
    </style:style>
    <style:style style:name="P4" style:family="paragraph" style:parent-style-name="Standard">
      <style:paragraph-properties fo:text-align="start" style:justify-single-word="false"/>
      <style:text-properties officeooo:rsid="0015ca8a" officeooo:paragraph-rsid="0015ca8a"/>
    </style:style>
    <style:style style:name="P5" style:family="paragraph" style:parent-style-name="Standard">
      <style:paragraph-properties fo:text-align="start" style:justify-single-word="false"/>
      <style:text-properties officeooo:rsid="0018abab" officeooo:paragraph-rsid="0018abab"/>
    </style:style>
    <style:style style:name="P6" style:family="paragraph" style:parent-style-name="Standard">
      <style:paragraph-properties fo:text-align="start" style:justify-single-word="false"/>
      <style:text-properties officeooo:rsid="0019db22" officeooo:paragraph-rsid="0019db22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9db22" officeooo:paragraph-rsid="0019db22"/>
    </style:style>
    <style:style style:name="P8" style:family="paragraph" style:parent-style-name="Standard">
      <style:paragraph-properties fo:text-align="start" style:justify-single-word="false"/>
      <style:text-properties officeooo:rsid="001b718b" officeooo:paragraph-rsid="001b718b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b718b" officeooo:paragraph-rsid="001b718b"/>
    </style:style>
    <style:style style:name="P10" style:family="paragraph" style:parent-style-name="Standard">
      <style:paragraph-properties fo:text-align="start" style:justify-single-word="false"/>
      <style:text-properties officeooo:rsid="001c4cda" officeooo:paragraph-rsid="001c4cda"/>
    </style:style>
    <style:style style:name="T1" style:family="text">
      <style:text-properties officeooo:rsid="0016ca03"/>
    </style:style>
    <style:style style:name="T2" style:family="text">
      <style:text-properties officeooo:rsid="0019db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jor Project </text:p>
      <text:p text:style-name="P1">By <text:span text:style-name="T2">dotsh</text:span></text:p>
      <text:p text:style-name="P6">Project Name: rustgine</text:p>
      <text:p text:style-name="P6"/>
      <text:p text:style-name="P10">Project Objective </text:p>
      <text:p text:style-name="P10">Our objective is to make 2.5D game engine targeting indie game developers. </text:p>
      <text:p text:style-name="P6"/>
      <text:p text:style-name="P2">Programming Language: Rust</text:p>
      <text:p text:style-name="P2">Package Manager: Cargo </text:p>
      <text:p text:style-name="P2">Window Manager: SDL2</text:p>
      <text:p text:style-name="P2">Graphic Library <text:span text:style-name="T2">API</text:span>: OpenGL</text:p>
      <text:p text:style-name="P2"/>
      <text:p text:style-name="P4">The reason we choose rust is because it is considered memory safe than C/C++. As for the SLD<text:span text:style-name="T1">2</text:span> it is cross platform like OpenGL. And It is easy to integrate OpenGL <text:span text:style-name="T1">contexts</text:span> <text:span text:style-name="T1">with the help of</text:span> SDL2 . <text:span text:style-name="T1">SDL2 supports I/O so it is all in one toolkit. As I have already told you OpenGL is cross platform and it </text:span><text:span text:style-name="T2">also </text:span><text:span text:style-name="T1">gives low level access to GPU/</text:span><text:span text:style-name="T2">CPU</text:span><text:span text:style-name="T1">. Both OpenGL and SDL2 is mature has a lot of documentation.</text:span></text:p>
      <text:p text:style-name="P4"/>
      <text:p text:style-name="P8">Tech Used:</text:p>
      <text:p text:style-name="P8">Blender : For making 3D characters</text:p>
      <text:p text:style-name="P8">GIMP: For Making editing Shaders</text:p>
      <text:p text:style-name="P8">VS Code: As Code editor </text:p>
      <text:p text:style-name="P8"><text:s/></text:p>
      <text:p text:style-name="P8"/>
      <text:p text:style-name="P4"/>
      <text:p text:style-name="P5">Packages used:</text:p>
      <text:list text:style-name="L2">
        <text:list-item>
          <text:p text:style-name="P7">gl: <text:a xlink:type="simple" xlink:href="https://crates.io/crates/gl" text:style-name="Internet_20_link" text:visited-style-name="Visited_20_Internet_20_Link">https://crates.io/crates/gl</text:a></text:p>
          <text:list>
            <text:list-item>
              <text:p text:style-name="P9">OpenGL binding for rust</text:p>
            </text:list-item>
          </text:list>
        </text:list-item>
        <text:list-item>
          <text:p text:style-name="P9">sdl2: <text:a xlink:type="simple" xlink:href="https://crates.io/crates/sdl2" text:style-name="Internet_20_link" text:visited-style-name="Visited_20_Internet_20_Link">https://crates.io/crates/sdl2</text:a></text:p>
          <text:list>
            <text:list-item>
              <text:p text:style-name="P9">SDL2 binding for rust</text:p>
            </text:list-item>
          </text:list>
        </text:list-item>
        <text:list-item>
          <text:p text:style-name="P9">glam: <text:a xlink:type="simple" xlink:href="https://crates.io/crates/glam" text:style-name="Internet_20_link" text:visited-style-name="Visited_20_Internet_20_Link">https://crates.io/crates/glam</text:a></text:p>
          <text:list>
            <text:list-item>
              <text:p text:style-name="P9">Maths library for games and engines</text:p>
            </text:list-item>
          </text:list>
        </text:list-item>
        <text:list-item>
          <text:p text:style-name="P9">logger: <text:a xlink:type="simple" xlink:href="https://crates.io/crates/env_logger" text:style-name="Internet_20_link" text:visited-style-name="Visited_20_Internet_20_Link">https://crates.io/crates/env_logger</text:a></text:p>
          <text:list>
            <text:list-item>
              <text:p text:style-name="P9">For debugging</text:p>
            </text:list-item>
          </text:list>
        </text:list-item>
      </text:list>
      <text:p text:style-name="P8"/>
      <text:p text:style-name="P8"/>
      <text:p text:style-name="P2">Learning resources :</text:p>
      <text:list text:style-name="L1">
        <text:list-item>
          <text:p text:style-name="P3">Rust Site: <text:a xlink:type="simple" xlink:href="https://www.rust-lang.org/learn" text:style-name="Internet_20_link" text:visited-style-name="Visited_20_Internet_20_Link">https://www.rust-lang.org/learn</text:a></text:p>
        </text:list-item>
        <text:list-item>
          <text:p text:style-name="P3">Cargo: <text:a xlink:type="simple" xlink:href="https://doc.rust-lang.org/cargo/index.html" text:style-name="Internet_20_link" text:visited-style-name="Visited_20_Internet_20_Link">https://doc.rust-lang.org/cargo/index.html</text:a></text:p>
        </text:list-item>
        <text:list-item>
          <text:p text:style-name="P3">SDL Site: <text:a xlink:type="simple" xlink:href="https://www.libsdl.org/" text:style-name="Internet_20_link" text:visited-style-name="Visited_20_Internet_20_Link">https://www.libsdl.org/</text:a></text:p>
        </text:list-item>
        <text:list-item>
          <text:p text:style-name="P3">OpenGl Site: <text:a xlink:type="simple" xlink:href="https://www.opengl.org/" text:style-name="Internet_20_link" text:visited-style-name="Visited_20_Internet_20_Link">https://www.opengl.org/</text:a></text:p>
        </text:list-item>
        <text:list-item>
          <text:p text:style-name="P3">OpenGL: <text:a xlink:type="simple" xlink:href="https://learnopengl.com/" text:style-name="Internet_20_link" text:visited-style-name="Visited_20_Internet_20_Link">https://learnopengl.com/</text:a></text:p>
        </text:list-item>
      </text:list>
      <text:p text:style-name="P2"/>
      <text:p text:style-name="P10">References </text:p>
      <text:p text:style-name="P10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07:15:11.063493816</meta:creation-date>
    <dc:date>2025-05-25T09:11:26.104873290</dc:date>
    <meta:editing-duration>PT8M23S</meta:editing-duration>
    <meta:editing-cycles>1</meta:editing-cycles>
    <meta:document-statistic meta:table-count="0" meta:image-count="0" meta:object-count="0" meta:page-count="1" meta:paragraph-count="31" meta:word-count="186" meta:character-count="1220" meta:non-whitespace-character-count="1070"/>
    <meta:generator>LibreOffice/24.2.7.2$Linux_X86_64 LibreOffice_project/420$Build-2</meta:generator>
  </office:meta>
</office:document-meta>
</file>